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va Square" fo:font-size="16pt" officeooo:rsid="0016aa5f" officeooo:paragraph-rsid="0016aa5f" style:font-size-asian="14pt" style:font-size-complex="16pt"/>
    </style:style>
    <style:style style:name="P2" style:family="paragraph" style:parent-style-name="Standard">
      <style:text-properties style:font-name="Nova Square" fo:font-size="16pt" officeooo:rsid="0016aa5f" officeooo:paragraph-rsid="0016aa5f" style:font-size-asian="14pt" style:font-size-complex="16pt"/>
    </style:style>
    <style:style style:name="P3" style:family="paragraph" style:parent-style-name="Standard">
      <style:text-properties style:font-name="Nova Square" fo:font-size="16pt" officeooo:rsid="001d1252" officeooo:paragraph-rsid="001d1252" style:font-size-asian="14pt" style:font-size-complex="16pt"/>
    </style:style>
    <style:style style:name="P4" style:family="paragraph" style:parent-style-name="Standard">
      <style:text-properties style:font-name="Nova Square" fo:font-size="16pt" officeooo:rsid="001d1252" officeooo:paragraph-rsid="00271910" style:font-size-asian="14pt" style:font-size-complex="16pt"/>
    </style:style>
    <style:style style:name="P5" style:family="paragraph" style:parent-style-name="Standard">
      <style:text-properties style:font-name="Nova Square" fo:font-size="16pt" officeooo:rsid="002081bd" officeooo:paragraph-rsid="00271910" style:font-size-asian="14pt" style:font-size-complex="16pt"/>
    </style:style>
    <style:style style:name="P6" style:family="paragraph" style:parent-style-name="Standard">
      <style:text-properties style:font-name="Nova Square" fo:font-size="16pt" officeooo:rsid="00222d5d" officeooo:paragraph-rsid="00222d5d" style:font-size-asian="14pt" style:font-size-complex="16pt"/>
    </style:style>
    <style:style style:name="P7" style:family="paragraph" style:parent-style-name="Standard">
      <style:text-properties style:font-name="Nova Square" fo:font-size="16pt" officeooo:rsid="0024b712" officeooo:paragraph-rsid="0024b712" style:font-size-asian="14pt" style:font-size-complex="16pt"/>
    </style:style>
    <style:style style:name="P8" style:family="paragraph" style:parent-style-name="Standard">
      <style:text-properties style:font-name="Nova Square" fo:font-size="16pt" officeooo:rsid="0027cd47" officeooo:paragraph-rsid="0027cd47" style:font-size-asian="14pt" style:font-size-complex="16pt"/>
    </style:style>
    <style:style style:name="T1" style:family="text">
      <style:text-properties officeooo:rsid="001bc5f3"/>
    </style:style>
    <style:style style:name="T2" style:family="text">
      <style:text-properties officeooo:rsid="001d8ae5"/>
    </style:style>
    <style:style style:name="T3" style:family="text">
      <style:text-properties officeooo:rsid="001df158"/>
    </style:style>
    <style:style style:name="T4" style:family="text">
      <style:text-properties officeooo:rsid="001e2215"/>
    </style:style>
    <style:style style:name="T5" style:family="text">
      <style:text-properties officeooo:rsid="001f008e"/>
    </style:style>
    <style:style style:name="T6" style:family="text">
      <style:text-properties officeooo:rsid="002081bd"/>
    </style:style>
    <style:style style:name="T7" style:family="text">
      <style:text-properties officeooo:rsid="0022d513"/>
    </style:style>
    <style:style style:name="T8" style:family="text">
      <style:text-properties officeooo:rsid="0024b712"/>
    </style:style>
    <style:style style:name="T9" style:family="text">
      <style:text-properties officeooo:rsid="0025788a"/>
    </style:style>
    <style:style style:name="T10" style:family="text">
      <style:text-properties officeooo:rsid="00271910"/>
    </style:style>
    <style:style style:name="T11" style:family="text">
      <style:text-properties officeooo:rsid="0027cd47"/>
    </style:style>
    <style:style style:name="T12" style:family="text">
      <style:text-properties officeooo:rsid="0029c1a4"/>
    </style:style>
    <style:style style:name="T13" style:family="text">
      <style:text-properties officeooo:rsid="002bd060"/>
    </style:style>
    <style:style style:name="T14" style:family="text">
      <style:text-properties officeooo:rsid="002e8ccb"/>
    </style:style>
    <style:style style:name="T15" style:family="text">
      <style:text-properties officeooo:rsid="002eb627"/>
    </style:style>
    <style:style style:name="T16" style:family="text">
      <style:text-properties officeooo:rsid="002f1fc3"/>
    </style:style>
    <style:style style:name="T17" style:family="text">
      <style:text-properties officeooo:rsid="002f43bf"/>
    </style:style>
    <style:style style:name="T18" style:family="text">
      <style:text-properties officeooo:rsid="002f69e7"/>
    </style:style>
    <style:style style:name="T19" style:family="text">
      <style:text-properties officeooo:rsid="0030bdc9"/>
    </style:style>
    <style:style style:name="T20" style:family="text">
      <style:text-properties officeooo:rsid="003270ea"/>
    </style:style>
    <style:style style:name="T21" style:family="text">
      <style:text-properties officeooo:rsid="0032ecca"/>
    </style:style>
    <style:style style:name="T22" style:family="text">
      <style:text-properties officeooo:rsid="00366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rom <text:span text:style-name="T1">ProjectImport import *</text:span></text:p>
      <text:p text:style-name="P3">b=ShowBase()</text:p>
      <text:p text:style-name="P3">def xmlprocess():</text:p>
      <text:p text:style-name="P3"><text:s text:c="4"/><text:span text:style-name="T3">file=open(“</text:span><text:span text:style-name="T4">details.xml”)</text:span></text:p>
      <text:p text:style-name="P3"><text:s text:c="4"/><text:span text:style-name="T4">filetext=file.read()</text:span></text:p>
      <text:p text:style-name="P3"><text:s text:c="4"/><text:span text:style-name="T2">e=xml</text:span><text:span text:style-name="T12">parse</text:span><text:span text:style-name="T3">.</text:span><text:span text:style-name="T20">fromstring</text:span><text:span text:style-name="T16">(</text:span><text:span text:style-name="T20">filetext</text:span><text:span text:style-name="T4">)</text:span></text:p>
      <text:p text:style-name="P3"><text:s text:c="4"/><text:span text:style-name="T10">data=e</text:span></text:p>
      <text:p text:style-name="P3"><text:s text:c="4"/><text:span text:style-name="T10">for sections in data:</text:span></text:p>
      <text:p text:style-name="P3"><text:s text:c="8"/><text:span text:style-name="T10">if sections.tag==”model”:</text:span></text:p>
      <text:p text:style-name="P3"><text:s text:c="12"/><text:span text:style-name="T10">if sections.attrib[“name”]==”Box2Resized.egg”:</text:span></text:p>
      <text:p text:style-name="P4"><text:s text:c="16"/><text:span text:style-name="T11">GlobalVariables.</text:span><text:span text:style-name="T5">box=loader.loadModel(“</text:span><text:span text:style-name="T6">Model/Box2Resized.egg</text:span><text:span text:style-name="T5">”</text:span><text:span text:style-name="T6">)</text:span></text:p>
      <text:p text:style-name="P4"><text:s text:c="16"/><text:span text:style-name="T11">GlobalVariables.boxcollision=</text:span><text:span text:style-name="T19">GlobalVariables.</text:span><text:span text:style-name="T11">box.attachNewNode(CollisionNode(“BoxCollisionNodes”))</text:span></text:p>
      <text:p text:style-name="P4"><text:s text:c="16"/><text:span text:style-name="T11">for section2 in sections: </text:span></text:p>
      <text:p text:style-name="P4"><text:s text:c="20"/><text:span text:style-name="T11">if section2.tag==”modelsection”:</text:span></text:p>
      <text:p text:style-name="P4"><text:s text:c="24"/><text:span text:style-name="T11">boxbounds(GlobalVariables.boxcollision.node(),GlobalVariables.box.find(section2.text))</text:span></text:p>
      <text:p text:style-name="P4"><text:s text:c="16"/><text:span text:style-name="T21">GlobalVariables.box.reparentTo(render)</text:span></text:p>
      <text:p text:style-name="P4"><text:s text:c="16"/><text:span text:style-name="T21">GlobalVariables.boxcollision.show</text:span><text:span text:style-name="T22">()</text:span></text:p>
      <text:p text:style-name="P5"/>
      <text:p text:style-name="P7"/>
      <text:p text:style-name="P6">def boxbounds(boxcollision,<text:span text:style-name="T7">boxspace</text:span>):</text:p>
      <text:p text:style-name="P6"><text:s text:c="4"/><text:span text:style-name="T8">bounds1=boxspace.</text:span><text:span text:style-name="T10">getTightBounds</text:span><text:span text:style-name="T8">()</text:span></text:p>
      <text:p text:style-name="P6"><text:s text:c="4"/>collision=CollisionBox(<text:span text:style-name="T8">bounds1[0],bounds1[1]</text:span>)</text:p>
      <text:p text:style-name="P6"><text:s text:c="4"/>boxcollision.addSolid(collision)</text:p>
      <text:p text:style-name="P6"><text:s text:c="4"/>return collision</text:p>
      <text:p text:style-name="P6"/>
      <text:p text:style-name="P8">b.xmlprocess=xmlprocess</text:p>
      <text:p text:style-name="P8">b.xmlprocess()</text:p>
      <text:p text:style-name="P8">b.run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14:34:43.212000000</meta:creation-date>
    <dc:date>2021-04-17T15:16:39.223000000</dc:date>
    <meta:editing-duration>PT22H42M16S</meta:editing-duration>
    <meta:editing-cycles>48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5" meta:word-count="40" meta:character-count="992" meta:non-whitespace-character-count="796"/>
  </office:meta>
</office:document-meta>
</file>